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2.3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>
            <text:p>stage_CP</text:p>
          </table:table-cell>
          <table:table-cell office:value-type="string">
            <text:p>Gambler's Paradise</text:p>
          </table:table-cell>
          <table:table-cell office:value-type="float" office:value="11">
            <text:p>11</text:p>
          </table:table-cell>
          <table:table-cell office:value-type="string">
            <text:p>GAMBLER'S PARADISE</text:p>
          </table:table-cell>
        </table:table-row>
        <table:table-row table:style-name="ro1">
          <table:table-cell office:value-type="string">
            <text:p>stage_DS</text:p>
          </table:table-cell>
          <table:table-cell office:value-type="string">
            <text:p>Experimental Playground</text:p>
          </table:table-cell>
          <table:table-cell office:value-type="string">
            <text:p>0A</text:p>
          </table:table-cell>
          <table:table-cell office:value-type="string">
            <text:p>EXPERIMENTAL PLAYGROUND</text:p>
          </table:table-cell>
        </table:table-row>
        <table:table-row table:style-name="ro2">
          <table:table-cell office:value-type="string">
            <text:p>stage_HEL</text:p>
          </table:table-cell>
          <table:table-cell office:value-type="string">
            <text:p>Tritower Heliport</text:p>
          </table:table-cell>
          <table:table-cell office:value-type="float" office:value="25">
            <text:p>25</text:p>
          </table:table-cell>
          <table:table-cell office:value-type="string">
            <text:p>TRITOWER HELIPORT</text:p>
          </table:table-cell>
        </table:table-row>
        <table:table-row table:style-name="ro1">
          <table:table-cell office:value-type="string">
            <text:p>stage_KYO</text:p>
          </table:table-cell>
          <table:table-cell office:value-type="string">
            <text:p>Kyoto in Bloom</text:p>
          </table:table-cell>
          <table:table-cell office:value-type="float" office:value="15">
            <text:p>15</text:p>
          </table:table-cell>
          <table:table-cell office:value-type="string">
            <text:p>KYOTO IN BLOOM (DAY)</text:p>
          </table:table-cell>
        </table:table-row>
        <table:table-row table:style-name="ro1">
          <table:table-cell office:value-type="string">
            <text:p>stage_MK</text:p>
          </table:table-cell>
          <table:table-cell office:value-type="string">
            <text:p>Seaside Market (top)</text:p>
          </table:table-cell>
          <table:table-cell office:value-type="string">
            <text:p>0E</text:p>
          </table:table-cell>
          <table:table-cell office:value-type="string">
            <text:p>SEASIDE MARKET</text:p>
          </table:table-cell>
        </table:table-row>
        <table:table-row table:style-name="ro1">
          <table:table-cell office:value-type="string">
            <text:p>stage_MK2</text:p>
          </table:table-cell>
          <table:table-cell office:value-type="string">
            <text:p>Seaside Market (bottom)</text:p>
          </table:table-cell>
          <table:table-cell table:number-columns-repeated="2"/>
        </table:table-row>
        <table:table-row table:style-name="ro1">
          <table:table-cell office:value-type="string">
            <text:p>stage_NY</text:p>
          </table:table-cell>
          <table:table-cell office:value-type="string">
            <text:p>Ninja Hideout (top)</text:p>
          </table:table-cell>
          <table:table-cell office:value-type="string">
            <text:p>0F</text:p>
          </table:table-cell>
          <table:table-cell office:value-type="string">
            <text:p>NINJA HIDEOUT</text:p>
          </table:table-cell>
        </table:table-row>
        <table:table-row table:style-name="ro1">
          <table:table-cell office:value-type="string">
            <text:p>stage_NY2</text:p>
          </table:table-cell>
          <table:table-cell office:value-type="string">
            <text:p>Ninja Hideout (bottom)</text:p>
          </table:table-cell>
          <table:table-cell table:number-columns-repeated="2"/>
        </table:table-row>
        <table:table-row table:style-name="ro1">
          <table:table-cell office:value-type="string">
            <text:p>stage_PRO</text:p>
          </table:table-cell>
          <table:table-cell office:value-type="string">
            <text:p>DWA Coliseum</text:p>
          </table:table-cell>
          <table:table-cell office:value-type="float" office:value="14">
            <text:p>14</text:p>
          </table:table-cell>
          <table:table-cell office:value-type="string">
            <text:p>DWA COLISEUM</text:p>
          </table:table-cell>
        </table:table-row>
        <table:table-row table:style-name="ro1">
          <table:table-cell office:value-type="string">
            <text:p>stage_TC</text:p>
          </table:table-cell>
          <table:table-cell office:value-type="string">
            <text:p>DOATEC Great Hall</text:p>
          </table:table-cell>
          <table:table-cell office:value-type="string">
            <text:p>0D</text:p>
          </table:table-cell>
          <table:table-cell office:value-type="string">
            <text:p>DOATEC GREAT HALL</text:p>
          </table:table-cell>
        </table:table-row>
        <table:table-row table:style-name="ro1">
          <table:table-cell office:value-type="string">
            <text:p>stage_TS</text:p>
          </table:table-cell>
          <table:table-cell office:value-type="string">
            <text:p>Temple on the Mountain (top)</text:p>
          </table:table-cell>
          <table:table-cell office:value-type="float" office:value="10">
            <text:p>10</text:p>
          </table:table-cell>
          <table:table-cell office:value-type="string">
            <text:p>TEMPLE ON THE MOUNTAIN</text:p>
          </table:table-cell>
        </table:table-row>
        <table:table-row table:style-name="ro1">
          <table:table-cell office:value-type="string">
            <text:p>stage_TS2</text:p>
          </table:table-cell>
          <table:table-cell office:value-type="string">
            <text:p>Temple on the Mountain (bottom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2">
          <table:table-cell office:value-type="string">
            <text:p>stage_dat.bin mem locations</text:p>
          </table:table-cell>
          <table:table-cell table:number-columns-repeated="3"/>
        </table:table-row>
        <table:table-row table:style-name="ro1">
          <table:table-cell office:value-type="string">
            <text:p>0x1025BD000</text:p>
          </table:table-cell>
          <table:table-cell table:number-columns-repeated="3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3">08/13/2024</text:date>, <text:time>23:4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1T01:44:06.07</meta:creation-date>
    <dc:date>2024-08-13T23:41:44.77</dc:date>
    <meta:editing-duration>PT57M19S</meta:editing-duration>
    <meta:editing-cycles>3</meta:editing-cycles>
    <meta:generator>OpenOffice/4.1.6$Win32 OpenOffice.org_project/416m1$Build-9790</meta:generator>
    <meta:document-statistic meta:table-count="3" meta:cell-count="44" meta:object-count="0"/>
  </office:meta>
</office:document-meta>
</file>